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9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23cm" fo:min-width="9.30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7.82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6.25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042cm" svg:height="0.513cm" svg:x="11.961cm" svg:y="12.604cm">
          <draw:text-box>
            <text:p text:style-name="P1"><text:span text:style-name="T5">Proyecto: [CookBookSystem] </text:span></text:p>
          </draw:text-box>
        </draw:frame>
        <draw:frame draw:style-name="gr7" draw:layer="layout" svg:width="5.237cm" svg:height="0.513cm" svg:x="13.303cm" svg:y="13.048cm">
          <draw:text-box>
            <text:p text:style-name="P1"><text:span text:style-name="T5">Identificación: 19 - 2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4.962cm" svg:height="0.39cm" svg:x="8.459cm" svg:y="20.441cm">
          <draw:text-box>
            <text:p text:style-name="P1"><text:span text:style-name="T6">[EywaSystem] – [2014 - Abril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por: </text:span></text:p>
          </draw:text-box>
        </draw:frame>
        <draw:frame draw:style-name="gr12" draw:text-style-name="P1" draw:layer="layout" svg:width="9.705cm" svg:height="0.475cm" svg:x="4.3cm" svg:y="2.625cm">
          <draw:text-box>
            <text:p text:style-name="P1"><text:span text:style-name="T8">Puppo, Florencia; Schwab, Nicolás; Taborda, Jorge</text:span></text:p>
          </draw:text-box>
        </draw:frame>
        <draw:frame draw:style-name="gr13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4" draw:layer="layout" svg:width="6.746cm" svg:height="0.53cm" svg:x="1.27cm" svg:y="3.578cm">
          <draw:text-box>
            <text:p text:style-name="P1"><text:span text:style-name="T7">Fecha de preparación: <text:s/>31/03/2014 </text:span></text:p>
          </draw:text-box>
        </draw:frame>
        <draw:frame draw:style-name="gr15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6" draw:layer="layout" svg:width="7.702cm" svg:height="0.475cm" svg:x="9.074cm" svg:y="4.549cm">
          <draw:text-box>
            <text:p text:style-name="P1"><text:span text:style-name="T8">Elicitación de requerimientos. Parte final.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7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6" draw:layer="layout" svg:width="6.04cm" svg:height="0.475cm" svg:x="9.124cm" svg:y="5.552cm">
          <draw:text-box>
            <text:p text:style-name="P1"><text:span text:style-name="T8">Ninguno</text:span></text:p>
          </draw:text-box>
        </draw:frame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17.957cm" svg:height="0.016cm" svg:x="1.087cm" svg:y="2.497cm" svg:viewBox="0 0 17958 17" draw:points="0,17 17958,17 17958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3.899cm" svg:x="1.071cm" svg:y="2.514cm" svg:viewBox="0 0 16 3900" draw:points="0,3900 16,3900 16,0 0,0">
          <text:p/>
        </draw:polygon>
        <draw:polygon draw:style-name="gr18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9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20" draw:layer="layout" svg:width="9.313cm" svg:height="0.475cm" svg:x="5.587cm" svg:y="6.6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1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2" draw:layer="layout" svg:width="6.769cm" svg:height="0.475cm" svg:x="8.5cm" svg:y="7.5cm">
          <draw:text-box>
            <text:p text:style-name="P1"><text:span text:style-name="T8">01-04-2014 / 17:30 hs. / 35 min.</text:span></text:p>
          </draw:text-box>
        </draw:frame>
        <draw:polygon draw:style-name="gr18" draw:layer="layout" svg:width="0.015cm" svg:height="0.016cm" svg:x="1.071cm" svg:y="6.414cm" svg:viewBox="0 0 16 17" draw:points="0,17 16,17 16,0 0,0">
          <text:p/>
        </draw:polygon>
        <draw:polygon draw:style-name="gr18" draw:layer="layout" svg:width="17.957cm" svg:height="0.016cm" svg:x="1.087cm" svg:y="6.414cm" svg:viewBox="0 0 17958 17" draw:points="0,17 17958,17 17958,0 0,0">
          <text:p/>
        </draw:polygon>
        <draw:polygon draw:style-name="gr18" draw:layer="layout" svg:width="0.015cm" svg:height="0.016cm" svg:x="19.045cm" svg:y="6.414cm" svg:viewBox="0 0 16 17" draw:points="0,17 16,17 16,0 0,0">
          <text:p/>
        </draw:polygon>
        <draw:polygon draw:style-name="gr18" draw:layer="layout" svg:width="0.015cm" svg:height="1.946cm" svg:x="1.071cm" svg:y="6.431cm" svg:viewBox="0 0 16 1947" draw:points="0,1947 16,1947 16,0 0,0">
          <text:p/>
        </draw:polygon>
        <draw:polygon draw:style-name="gr18" draw:layer="layout" svg:width="0.015cm" svg:height="1.946cm" svg:x="19.045cm" svg:y="6.431cm" svg:viewBox="0 0 16 1947" draw:points="0,1947 16,1947 16,0 0,0">
          <text:p/>
        </draw:polygon>
        <draw:frame draw:style-name="gr23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4" draw:layer="layout" svg:width="3.081cm" svg:height="0.475cm" svg:x="3.819cm" svg:y="8.449cm">
          <draw:text-box>
            <text:p text:style-name="P1"><text:span text:style-name="T8">Irma y Rubén </text:span></text:p>
          </draw:text-box>
        </draw:frame>
        <draw:frame draw:style-name="gr25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6" draw:layer="layout" svg:width="5.499cm" svg:height="0.475cm" svg:x="8.548cm" svg:y="8.521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7" draw:layer="layout" svg:width="3.355cm" svg:height="0.53cm" svg:x="1.27cm" svg:y="9.455cm">
          <draw:text-box>
            <text:p text:style-name="P1"><text:span text:style-name="T7">Objetivo a lograr: </text:span></text:p>
          </draw:text-box>
        </draw:frame>
        <draw:frame draw:style-name="gr28" draw:text-style-name="P1" draw:layer="layout" svg:width="14.23cm" svg:height="0.949cm" svg:x="4.6cm" svg:y="9.5cm">
          <draw:text-box>
            <text:p text:style-name="P1"><text:span text:style-name="T8">Delimitar las últimas características que se esperan del proceso a construir.</text:span></text:p>
            <text:p text:style-name="P1"><text:span text:style-name="T8"/></text:p>
          </draw:text-box>
        </draw:frame>
        <draw:polygon draw:style-name="gr18" draw:layer="layout" svg:width="0.015cm" svg:height="0.016cm" svg:x="1.071cm" svg:y="8.378cm" svg:viewBox="0 0 16 17" draw:points="0,17 16,17 16,0 0,0">
          <text:p/>
        </draw:polygon>
        <draw:polygon draw:style-name="gr18" draw:layer="layout" svg:width="17.957cm" svg:height="0.016cm" svg:x="1.087cm" svg:y="8.378cm" svg:viewBox="0 0 17958 17" draw:points="0,17 17958,17 17958,0 0,0">
          <text:p/>
        </draw:polygon>
        <draw:polygon draw:style-name="gr18" draw:layer="layout" svg:width="0.015cm" svg:height="0.016cm" svg:x="19.045cm" svg:y="8.378cm" svg:viewBox="0 0 16 17" draw:points="0,17 16,17 16,0 0,0">
          <text:p/>
        </draw:polygon>
        <draw:polygon draw:style-name="gr18" draw:layer="layout" svg:width="0.015cm" svg:height="1.947cm" svg:x="1.071cm" svg:y="8.395cm" svg:viewBox="0 0 16 1948" draw:points="0,1948 16,1948 16,0 0,0">
          <text:p/>
        </draw:polygon>
        <draw:polygon draw:style-name="gr18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9" draw:text-style-name="P1" draw:layer="layout" svg:width="17.7cm" svg:height="20.203cm" svg:x="1.352cm" svg:y="10.5cm">
          <draw:text-box draw:corner-radius="0.3cm">
            <text:p text:style-name="P1"><text:span text:style-name="T7"/></text:p>
            <text:p text:style-name="P1"><text:span text:style-name="T7">E: ¿De qué actividades se encarga cada uno de ustedes? <text:s/></text:span></text:p>
            <text:p text:style-name="P1"><text:span text:style-name="T7">R: Yo me encargaba de todo lo que tenía que ver con la tablet: revisar los correos, verificar</text:span></text:p>
            <text:p text:style-name="P1"><text:span text:style-name="T7">las planillas, chequear que los pedidos se enviaran, etc. Irma se encargaba del teléfono, la</text:span></text:p>
            <text:p text:style-name="P1"><text:span text:style-name="T7">realización del pedido. </text:span></text:p>
            <text:p text:style-name="P1"><text:span text:style-name="T7">E: ¿Les gustaría mantener esa división de tareas, o preferirían que ambos hicieran todo?</text:span></text:p>
            <text:p text:style-name="P1"><text:span text:style-name="T7">R: No, la idea es que ella también aprenda, que los dos podamos hacer todo.</text:span></text:p>
            <text:p text:style-name="P1"><text:span text:style-name="T7">E: ¿Qué formación tuvo cada uno? ¿Hicieron alguna capacitación sobre el uso de la </text:span></text:p>
            <text:p text:style-name="P1"><text:span text:style-name="T7">computadora?</text:span></text:p>
            <text:p text:style-name="P1"><text:span text:style-name="T7">R: Capacitación con la computadora, no. Somos chefs, los dos tenemos el título terciario de </text:span></text:p>
            <text:p text:style-name="P1"><text:span text:style-name="T7">chef.</text:span></text:p>
            <text:p text:style-name="P1"><text:span text:style-name="T7">E: ¿Tienen algún tipo de experiencia con la computadora o con páginas de internet?</text:span></text:p>
            <text:p text:style-name="P1"><text:span text:style-name="T7">R: Yo tengo un poco de experiencia, pero muy poca. E Irma, no... ella nada.</text:span></text:p>
            <text:p text:style-name="P1"><text:span text:style-name="T7">E: ¿Han visto alguna página de internet que les haya gustado, y a la cual les gustaría que se </text:span></text:p>
            <text:p text:style-name="P1"><text:span text:style-name="T7">le parezca la suya?</text:span></text:p>
            <text:p text:style-name="P1"><text:span text:style-name="T7">R: No, mucha idea de cómo son las páginas no tenemos. Lo que sí, nos gustaría que </text:span></text:p>
            <text:p text:style-name="P1"><text:span text:style-name="T7">mantuviera los colores del logo, su formato.</text:span></text:p>
            <text:p text:style-name="P1"><text:span text:style-name="T7">E: ¿Podrían explicarnos con más detalle cómo funciona su sistema de registro de ventas?</text:span></text:p>
            <text:p text:style-name="P1"><text:span text:style-name="T7">R: Yo escribo en la planilla cada vez que un pedido se entrega; y cuando no se entrega, </text:span></text:p>
            <text:p text:style-name="P1"><text:span text:style-name="T7">también lo anoto.</text:span></text:p>
            <text:p text:style-name="P1"><text:span text:style-name="T7">E: ¿Les gustaría que el sistema efectuara reportes mensuales de los pedidos?</text:span></text:p>
            <text:p text:style-name="P1"><text:span text:style-name="T7">R: Sí, podría ser.</text:span></text:p>
            <text:p text:style-name="P1"><text:span text:style-name="T7">E: ¿De un libro en particular?</text:span></text:p>
            <text:p text:style-name="P1"><text:span text:style-name="T7">R: Sí, estaría bueno.</text:span></text:p>
          </draw:text-box>
        </draw:frame>
        <draw:polygon draw:style-name="gr18" draw:layer="layout" svg:width="0.015cm" svg:height="0.016cm" svg:x="1.071cm" svg:y="10.343cm" svg:viewBox="0 0 16 17" draw:points="0,17 16,17 16,0 0,0">
          <text:p/>
        </draw:polygon>
        <draw:polygon draw:style-name="gr18" draw:layer="layout" svg:width="17.957cm" svg:height="0.016cm" svg:x="1.087cm" svg:y="10.343cm" svg:viewBox="0 0 17958 17" draw:points="0,17 17958,17 17958,0 0,0">
          <text:p/>
        </draw:polygon>
        <draw:polygon draw:style-name="gr18" draw:layer="layout" svg:width="0.015cm" svg:height="0.016cm" svg:x="19.045cm" svg:y="10.343cm" svg:viewBox="0 0 16 17" draw:points="0,17 16,17 16,0 0,0">
          <text:p/>
        </draw:polygon>
        <draw:polygon draw:style-name="gr18" draw:layer="layout" svg:width="0.015cm" svg:height="1.947cm" svg:x="1.071cm" svg:y="10.36cm" svg:viewBox="0 0 16 1948" draw:points="0,1948 16,1948 16,0 0,0">
          <text:p/>
        </draw:polygon>
        <draw:polygon draw:style-name="gr18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8" draw:layer="layout" svg:width="0.015cm" svg:height="0.015cm" svg:x="1.071cm" svg:y="12.308cm" svg:viewBox="0 0 16 16" draw:points="0,16 16,16 16,0 0,0">
          <text:p/>
        </draw:polygon>
        <draw:polygon draw:style-name="gr18" draw:layer="layout" svg:width="0.015cm" svg:height="0.015cm" svg:x="19.045cm" svg:y="12.308cm" svg:viewBox="0 0 16 16" draw:points="0,16 16,16 16,0 0,0">
          <text:p/>
        </draw:polygon>
        <draw:polygon draw:style-name="gr18" draw:layer="layout" svg:width="0.015cm" svg:height="3.408cm" svg:x="1.071cm" svg:y="12.324cm" svg:viewBox="0 0 16 3409" draw:points="0,3409 16,3409 16,0 0,0">
          <text:p/>
        </draw:polygon>
        <draw:polygon draw:style-name="gr18" draw:layer="layout" svg:width="0.015cm" svg:height="3.408cm" svg:x="19.045cm" svg:y="12.324cm" svg:viewBox="0 0 16 3409" draw:points="0,3409 16,3409 16,0 0,0">
          <text:p/>
        </draw:polygon>
        <draw:polygon draw:style-name="gr18" draw:layer="layout" svg:width="0.015cm" svg:height="0.016cm" svg:x="1.071cm" svg:y="15.733cm" svg:viewBox="0 0 16 17" draw:points="0,17 16,17 16,0 0,0">
          <text:p/>
        </draw:polygon>
        <draw:polygon draw:style-name="gr18" draw:layer="layout" svg:width="0.015cm" svg:height="0.016cm" svg:x="19.045cm" svg:y="15.733cm" svg:viewBox="0 0 16 17" draw:points="0,17 16,17 16,0 0,0">
          <text:p/>
        </draw:polygon>
        <draw:polygon draw:style-name="gr18" draw:layer="layout" svg:width="0.028cm" svg:height="12.95cm" svg:x="1.071cm" svg:y="15.75cm" svg:viewBox="0 0 29 12951" draw:points="0,12951 29,12951 29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2.92cm" svg:x="19.045cm" svg:y="15.75cm" svg:viewBox="0 0 16 2921" draw:points="0,2921 16,2921 16,0 0,0">
          <text:p/>
        </draw:polygon>
        <draw:polygon draw:style-name="gr18" draw:layer="layout" svg:width="0.015cm" svg:height="0.016cm" svg:x="19.045cm" svg:y="18.671cm" svg:viewBox="0 0 16 17" draw:points="0,17 16,17 16,0 0,0">
          <text:p/>
        </draw:polygon>
        <draw:polygon draw:style-name="gr18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30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  <draw:frame draw:style-name="gr31" draw:text-style-name="P1" draw:layer="layout" svg:width="17.822cm" svg:height="1.059cm" svg:x="1.178cm" svg:y="23.7cm">
          <draw:text-box>
            <text:p text:style-name="P1"><text:span text:style-name="T7">Conclusión de la entrevista: Se obtuvo información acerca de las funciones que cada uno de </text:span></text:p>
            <text:p text:style-name="P1"><text:span text:style-name="T7">los clientes debe poder realizar en el sistema. </text:span></text:p>
          </draw:text-box>
        </draw:frame>
        <draw:polygon draw:style-name="gr18" draw:layer="layout" svg:width="5.083cm" svg:height="0cm" svg:x="1.2cm" svg:y="24.2cm" svg:viewBox="0 0 5084 0" draw:points="0,0 5084,0 5084,0">
          <text:p/>
        </draw:polygon>
        <draw:polygon draw:style-name="gr18" draw:layer="layout" svg:width="18cm" svg:height="0cm" svg:x="1.199cm" svg:y="25.1cm" svg:viewBox="0 0 18001 0" draw:points="0,0 18001,0 18001,0">
          <text:p/>
        </draw:polygon>
        <draw:frame draw:style-name="gr32" draw:layer="layout" svg:width="17.456cm" svg:height="1.059cm" svg:x="1.2cm" svg:y="25.397cm">
          <draw:text-box>
            <text:p text:style-name="P1"><text:span text:style-name="T7">Informe final: Se obtuvo la información final necesaria para comenzar la elaboración real del </text:span></text:p>
            <text:p text:style-name="P1"><text:span text:style-name="T7">proceso de software a desarrollar. Fin de la fase primaria de elicitación de requerimientos.</text:span></text:p>
          </draw:text-box>
        </draw:frame>
        <draw:frame draw:style-name="gr33" draw:text-style-name="P1" draw:layer="layout" svg:width="17.706cm" svg:height="1.588cm" svg:x="1.2cm" svg:y="26.9cm">
          <draw:text-box>
            <text:p text:style-name="P1"><text:span text:style-name="T7">Información obtenida en detalle: Se logró delimitar las funciones que cada uno de los clientes </text:span></text:p>
            <text:p text:style-name="P1"><text:span text:style-name="T7">cumple en la actualidad, así como aquellas que se espera que cumplan una vez que el </text:span></text:p>
            <text:p text:style-name="P1"><text:span text:style-name="T7">sistema esté en funcionamiento. <text:s/></text:span></text:p>
          </draw:text-box>
        </draw:frame>
        <draw:polygon draw:style-name="gr18" draw:layer="layout" svg:width="18cm" svg:height="0cm" svg:x="1.099cm" svg:y="28.701cm" svg:viewBox="0 0 18001 0" draw:points="0,0 18001,0 18001,0">
          <text:p/>
        </draw:polygon>
      </draw:page>
      <draw:page draw:name="page3" draw:style-name="dp1" draw:master-page-name="master-page28">
        <office:forms form:automatic-focus="false" form:apply-design-mode="false"/>
        <draw:frame draw:style-name="gr34" draw:layer="layout" svg:width="3.753cm" svg:height="0.53cm" svg:x="1.4cm" svg:y="5.9cm">
          <draw:text-box>
            <text:p text:style-name="P1"><text:span text:style-name="T7">Próxima entrevista: </text:span></text:p>
          </draw:text-box>
        </draw:frame>
        <draw:frame draw:style-name="gr35" draw:layer="layout" svg:width="3.805cm" svg:height="0.475cm" svg:x="5.1cm" svg:y="5.9cm">
          <draw:text-box>
            <text:p text:style-name="P1"><text:span text:style-name="T8">01-04-2014</text:span></text:p>
          </draw:text-box>
        </draw:frame>
        <draw:frame draw:style-name="gr36" draw:layer="layout" svg:width="10.805cm" svg:height="0.53cm" svg:x="1.395cm" svg:y="5cm">
          <draw:text-box>
            <text:p text:style-name="P1"><text:span text:style-name="T7">Documentos que debe entregar el entrevistado: Ninguno.</text:span></text:p>
          </draw:text-box>
        </draw:frame>
        <draw:frame draw:style-name="gr37" draw:layer="layout" svg:width="8.964cm" svg:height="0.53cm" svg:x="1.336cm" svg:y="4.07cm">
          <draw:text-box>
            <text:p text:style-name="P1"><text:span text:style-name="T7">Documentos que se deben entregar: Ninguno. <text:s/></text:span></text:p>
          </draw:text-box>
        </draw:frame>
        <draw:polygon draw:style-name="gr18" draw:layer="layout" svg:width="0cm" svg:height="4.199cm" svg:x="1.2cm" svg:y="2.5cm" svg:viewBox="0 0 0 4200" draw:points="0,4200 0,4200 0,0 0,0">
          <text:p/>
        </draw:polygon>
        <draw:polygon draw:style-name="gr18" draw:layer="layout" svg:width="0cm" svg:height="4.199cm" svg:x="20.001cm" svg:y="2.5cm" svg:viewBox="0 0 0 4200" draw:points="0,4200 0,4200 0,0 0,0">
          <text:p/>
        </draw:polygon>
        <draw:frame draw:style-name="gr38" draw:layer="layout" svg:width="6.691cm" svg:height="0.53cm" svg:x="1.4cm" svg:y="2.77cm">
          <draw:text-box>
            <text:p text:style-name="P1"><text:span text:style-name="T7">Información pendiente: No aplica. <text:s text:c="2"/></text:span></text:p>
          </draw:text-box>
        </draw:frame>
        <draw:polygon draw:style-name="gr18" draw:layer="layout" svg:width="18.758cm" svg:height="0cm" svg:x="1.2cm" svg:y="6.7cm" svg:viewBox="0 0 18759 0" draw:points="0,0 18759,0 18759,0">
          <text:p/>
        </draw:polygon>
        <draw:polygon draw:style-name="gr18" draw:layer="layout" svg:width="18.758cm" svg:height="0cm" svg:x="1.2cm" svg:y="3.7cm" svg:viewBox="0 0 18759 0" draw:points="0,0 18759,0 18759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6:29:05</dc:date>
    <dc:creator>alumno </dc:creator>
    <meta:generator>LibreOffice/3.5$Linux_X86_64 LibreOffice_project/350m1$Build-2</meta:generator>
    <meta:editing-cycles>1</meta:editing-cycles>
    <meta:editing-duration>P0D</meta:editing-duration>
    <meta:document-statistic meta:object-count="144"/>
  </office:meta>
</office:document-meta>
</file>